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2" style:family="paragraph">
      <loext:graphic-properties draw:fill="none" draw:fill-color="#ffffff"/>
      <style:text-properties fo:color="#ffffff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font-weight="bold" style:font-name-asian="Segoe UI" style:font-size-asian="10pt" style:font-weight-asian="bold" style:font-name-complex="Segoe UI" style:font-size-complex="10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" fo:font-size="26pt" style:font-name-asian="Segoe UI" style:font-size-asian="8.5pt" style:font-name-complex="Segoe UI" style:font-size-complex="8.5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9" style:family="paragraph">
      <style:paragraph-properties fo:margin-left="0.318cm" fo:margin-right="0cm" fo:margin-top="0cm" fo:margin-bottom="0cm" fo:text-indent="0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color="#000000" style:font-name="Segoe UI" fo:font-size="8.5pt" style:font-name-asian="Segoe UI" style:font-size-asian="8.5pt" style:font-name-complex="Segoe UI" style:font-size-complex="8.5pt"/>
    </style:style>
    <style:style style:name="P11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font-weight="normal" style:font-name-asian="Segoe UI" style:font-size-asian="32pt" style:font-weight-asian="normal" style:font-name-complex="Segoe UI" style:font-size-complex="32pt" style:font-weight-complex="normal"/>
    </style:style>
    <style:style style:name="P12" style:family="paragraph">
      <style:paragraph-properties fo:margin-left="0cm" fo:margin-right="0cm" fo:margin-top="0cm" fo:margin-bottom="0cm" fo:text-indent="0cm" style:text-autospace="none"/>
      <style:text-properties fo:color="#ffffff" style:font-name="Segoe UI" fo:font-size="32pt" fo:font-weight="normal" style:font-name-asian="Segoe UI" style:font-size-asian="32pt" style:font-weight-asian="normal" style:font-name-complex="Segoe UI" style:font-size-complex="32pt" style:font-weight-complex="normal"/>
    </style:style>
    <style:style style:name="P13" style:family="paragraph">
      <style:paragraph-properties fo:margin-left="0.318cm" fo:margin-right="0cm" fo:margin-top="0cm" fo:margin-bottom="0cm" fo:text-indent="0cm" style:text-autospace="none"/>
      <style:text-properties fo:color="#ffffff" style:font-name="Segoe UI" fo:font-size="32pt" fo:font-weight="normal" style:font-name-asian="Segoe UI" style:font-size-asian="32pt" style:font-weight-asian="normal" style:font-name-complex="Segoe UI" style:font-size-complex="32pt" style:font-weight-complex="normal"/>
    </style:style>
    <style:style style:name="P14" style:family="paragraph">
      <loext:graphic-properties draw:fill="none" draw:fill-color="#ffffff"/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33% 58%" style:font-name="Segoe UI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5" style:family="text"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text-position="33% 58%" style:font-name="Segoe UI" fo:font-size="32pt" fo:text-shadow="1pt 1pt" style:font-name-asian="Segoe UI" style:font-size-asian="32pt" style:font-name-complex="Segoe UI" style:font-size-complex="32pt"/>
    </style:style>
    <style:style style:name="T7" style:family="text">
      <style:text-properties fo:color="#ffffff" style:font-name="Segoe UI" fo:font-size="32pt" fo:text-shadow="1pt 1pt" style:font-name-asian="Segoe UI" style:font-size-asian="32pt" style:font-name-complex="Segoe UI" style:font-size-complex="32pt"/>
    </style:style>
    <style:style style:name="T8" style:family="text">
      <style:text-properties fo:color="#ffffff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892cm" svg:height="2.774cm" svg:x="1.524cm" svg:y="0.254cm">
          <draw:text-box>
            <text:p text:style-name="P1"><text:span text:style-name="T1">Old Testament Reading</text:span></text:p>
            <text:p text:style-name="P1"><text:span text:style-name="T2">Amos 7:7–15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6" draw:layer="layout" svg:width="24.892cm" svg:height="9.269cm" svg:x="1.524cm" svg:y="0.254cm">
          <draw:text-box>
            <text:p text:style-name="P4"><text:span text:style-name="T3">7</text:span><text:span text:style-name="T4"> </text:span><text:span text:style-name="T5">This is what [the Lord God] showed me: behold, the Lord was standing beside a wall built with a plumb line, with a plumb line in his hand. </text:span></text:p>
            <text:p text:style-name="P5"><text:span text:style-name="T6">8</text:span><text:span text:style-name="T7"> </text:span><text:span text:style-name="T8">And the L</text:span><text:span text:style-name="T7">ORD</text:span><text:span text:style-name="T8"> said to me, “Amos, what do you see?” And I said, “A plumb line.” Then the Lord sai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4.892cm" svg:height="7.766cm" svg:x="1.524cm" svg:y="0.254cm">
          <draw:text-box>
            <text:p text:style-name="P8"><text:span text:style-name="T5"><text:s text:c="5"/>“</text:span><text:span text:style-name="T5">Behold, I am setting a plumb line</text:span></text:p>
            <text:p text:style-name="P9"><text:span text:style-name="T8"><text:s text:c="4"/></text:span><text:span text:style-name="T8">in the midst of my people Israel;</text:span></text:p>
            <text:p text:style-name="P9"><text:span text:style-name="T8"><text:s text:c="4"/></text:span><text:span text:style-name="T8">I will never again pass by them;</text:span></text:p>
            <text:p text:style-name="P10"><text:span text:style-name="T6">9</text:span><text:span text:style-name="T7"> </text:span><text:span text:style-name="T8">the high places of Isaac shall be made <text:s/>desolat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4.892cm" svg:height="7.766cm" svg:x="1.524cm" svg:y="0.254cm">
          <draw:text-box>
            <text:p text:style-name="P8"><text:span text:style-name="T5">and the sanctuaries of Israel shall be laid waste,</text:span></text:p>
            <text:p text:style-name="P10"><text:span text:style-name="T5">and I will rise against the house of Jeroboam with the sword.” </text:span></text:p>
            <text:p text:style-name="P10"><text:span text:style-name="T6">10 </text:span><text:span text:style-name="T8">Then Amaziah the priest of Bethel sent to Jeroboam king of Israel, say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14" draw:layer="layout" svg:width="24.892cm" svg:height="9.269cm" svg:x="1.524cm" svg:y="0.254cm">
          <draw:text-box>
            <text:p text:style-name="P11"><text:span text:style-name="T5">“</text:span><text:span text:style-name="T5">Amos has conspired against you in the midst of the house of Israel. The land is not able to bear all his words. </text:span><text:span text:style-name="T3">11</text:span><text:span text:style-name="T4"> </text:span><text:span text:style-name="T5">For thus Amos has said,</text:span></text:p>
            <text:p text:style-name="P12"><text:span text:style-name="T5"><text:s text:c="5"/>“‘</text:span><text:span text:style-name="T5">Jeroboam shall die by the sword,</text:span></text:p>
            <text:p text:style-name="P13"><text:span text:style-name="T5"><text:s text:c="4"/></text:span><text:span text:style-name="T5">and Israel must go into exile</text:span></text:p>
            <text:p text:style-name="P13"><text:span text:style-name="T5"><text:s text:c="4"/></text:span><text:span text:style-name="T5">away from his land.’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1" draw:text-style-name="P14" draw:layer="layout" svg:width="24.892cm" svg:height="7.766cm" svg:x="1.524cm" svg:y="0.254cm">
          <draw:text-box>
            <text:p text:style-name="P11"><text:span text:style-name="T3">12</text:span><text:span text:style-name="T4"> </text:span><text:span text:style-name="T5">And Amaziah said to Amos, “O seer, go, flee away to the land of Judah, and eat bread there, and prophesy there, </text:span><text:span text:style-name="T3">13</text:span><text:span text:style-name="T4"> </text:span><text:span text:style-name="T5">but never again prophesy at Bethel, for it is the king’s sanctuary, and it is a temple of the kingdom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1" draw:text-style-name="P14" draw:layer="layout" svg:width="24.892cm" svg:height="10.772cm" svg:x="1.524cm" svg:y="0.254cm">
          <draw:text-box>
            <text:p text:style-name="P12"><text:span text:style-name="T3">14</text:span><text:span text:style-name="T4"> </text:span><text:span text:style-name="T5">Then Amos answered and said to Amaziah, “I was no prophet, nor a prophet’s son, but I was a herdsman and a dresser of sycamore figs. </text:span><text:span text:style-name="T4">15</text:span><text:span text:style-name="T5">But the L</text:span><text:span text:style-name="T4">ORD</text:span><text:span text:style-name="T5"> took me from following the flock, and the L</text:span><text:span text:style-name="T4">ORD</text:span><text:span text:style-name="T5"> said to me, ‘Go, prophesy to my people Israel.’ </text:span></text:p>
            <text:p text:style-name="P12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1T10:51:10.011000000</meta:creation-date>
    <dc:title>Hymn template</dc:title>
    <meta:editing-duration>PT12M48S</meta:editing-duration>
    <meta:editing-cycles>2</meta:editing-cycles>
    <meta:generator>LibreOffice/4.4.4.3$Windows_x86 LibreOffice_project/2c39ebcf046445232b798108aa8a7e7d89552ea8</meta:generator>
    <meta:initial-creator>Arthur Hoch</meta:initial-creator>
    <dc:date>2015-07-11T11:03:57.155000000</dc:date>
    <dc:creator>Arthur Hoch</dc:creator>
    <meta:document-statistic meta:object-count="42"/>
    <meta:template xlink:type="simple" xlink:actuate="onRequest" xlink:title="Hymn template" xlink:href="../../AppData/Roaming/LibreOffice/4/user/template/Worship%20Templsates/Hymn%20template.otp" meta:date="2015-07-11T10:51:09.590000000"/>
  </office:meta>
</office:document-meta>
</file>